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258cm"/>
    </style:style>
    <style:style style:name="Tabela1.B" style:family="table-column">
      <style:table-column-properties style:column-width="0.728cm"/>
    </style:style>
    <style:style style:name="Tabela1.C" style:family="table-column">
      <style:table-column-properties style:column-width="13.01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T1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bjetivos</text:h>
      <text:p text:style-name="Text_20_body">O objetivo deste projeto é dar aos alunos uma experiência próxima do desenvolvimento de um projeto real, obrigando o aluno a procurar novos conhecimentos.</text:p>
      <text:p text:style-name="Text_20_body">Para este projeto deu-se a oportunidade aos alunos de escolherem o tema e funcionalidades a implementar, pois é do nosso entender que desenvolver algo que gostamos é muito mais motivante do que algo imposto, e visto este projeto ser uma ferramenta de autoaprendizagem, não iremos colocar qualquer limitação ao aluno.</text:p>
      <text:h text:style-name="Heading_20_2" text:outline-level="2">Requisitos Gerais</text:h>
      <text:p text:style-name="Text_20_body">O projeto poderá conter duas aplicações distintas, uma aplicação <text:span text:style-name="T1">frontend</text:span> (opcional) e uma <text:span text:style-name="T1">backend</text:span>, sendo que a aplicação <text:span text:style-name="T1">backend</text:span> é obrigatória.</text:p>
      <text:p text:style-name="Text_20_body">Poderão usar qualquer tecnologia desde que seja bem justificada. A escolha da tecnologia adequada será um critério para a avaliação.</text:p>
      <text:h text:style-name="Heading_20_2" text:outline-level="2">Entregáveis</text:h>
      <text:p text:style-name="Text_20_body">Para este projeto o aluno deverá entregar todos os pontos a baixo descritos.</text:p>
      <text:h text:style-name="Heading_20_3" text:outline-level="3">Documento Descritivo do Projeto</text:h>
      <text:p text:style-name="Text_20_body">Esta ponto terá um peso de <text:span text:style-name="Strong_20_Emphasis">3 valores</text:span> na avaliação.</text:p>
      <text:p text:style-name="Text_20_body">Segue uma lista de conteúdos a incluir neste documento</text:p>
      <text:list text:style-name="L1">
        <text:list-item>
          <text:p text:style-name="P1">Este documento deverá conter todo o funcionamento da aplicação </text:p>
        </text:list-item>
        <text:list-item>
          <text:p text:style-name="P1">Instruções para colocar a aplicação a funcionar </text:p>
        </text:list-item>
        <text:list-item>
          <text:p text:style-name="P1">Descrição de todas as funcionalidades implementadas </text:p>
        </text:list-item>
        <text:list-item>
          <text:p text:style-name="P1">Planeamento do vosso projeto </text:p>
        </text:list-item>
        <text:list-item>
          <text:p text:style-name="P1">Estrutura de dados que utiliza </text:p>
        </text:list-item>
        <text:list-item>
          <text:p text:style-name="P2">Qualquer outra informação será valorizada </text:p>
        </text:list-item>
      </text:list>
      <text:h text:style-name="Heading_20_3" text:outline-level="3">Código do/dos projetos num repositório GIT</text:h>
      <text:p text:style-name="Text_20_body">Sendo a parte mais importante da avaliação este ponto terá um peso de <text:span text:style-name="Strong_20_Emphasis">13 valores</text:span> na avaliação.</text:p>
      <text:p text:style-name="Text_20_body">Para a entrega deste tópico, os repositórios podem ser privados, desde que enviem o devido convite antecipadamente. Só serão considerados convites enviados até à data limite de entrega do projeto.</text:p>
      <text:p text:style-name="Text_20_body">Neste ponto também será considerado a organização do repositório, em pontos como relevância de <text:span text:style-name="T1">commits</text:span> efetuados ou uso correto de <text:span text:style-name="T1">branchs</text:span>.</text:p>
      <text:h text:style-name="Heading_20_3" text:outline-level="3">Deploy do/dos projetos para um ambiente real</text:h>
      <text:p text:style-name="Text_20_body">Este ponto terá um peso de <text:span text:style-name="Strong_20_Emphasis">1 valor</text:span> na avaliação. Considero que é importante entenderem todo o processo de desenvolvimento de um produto de software, incluindo a passagem para produção.</text:p>
      <text:p text:style-name="Text_20_body">Seguem algumas alternativas que podem considerar para colocação do vosso projeto em ambiente de produção.</text:p>
      <text:list text:style-name="L2">
        <text:list-item>
          <text:p text:style-name="P3"><text:soft-page-break/>Render </text:p>
        </text:list-item>
        <text:list-item>
          <text:p text:style-name="P3">Fly.io </text:p>
        </text:list-item>
        <text:list-item>
          <text:p text:style-name="P3">Railway </text:p>
        </text:list-item>
        <text:list-item>
          <text:p text:style-name="P3">Vercel </text:p>
        </text:list-item>
        <text:list-item>
          <text:p text:style-name="P3">Heroku </text:p>
        </text:list-item>
        <text:list-item>
          <text:p text:style-name="P3">AWS </text:p>
        </text:list-item>
        <text:list-item>
          <text:p text:style-name="P3">Azure </text:p>
        </text:list-item>
        <text:list-item>
          <text:p text:style-name="P3">Google Cloud </text:p>
        </text:list-item>
        <text:list-item>
          <text:p text:style-name="P4">(...) </text:p>
        </text:list-item>
      </text:list>
      <text:h text:style-name="Heading_20_2" text:outline-level="2">Funcionalidades Extra</text:h>
      <text:p text:style-name="Text_20_body">Estão reservados <text:span text:style-name="Strong_20_Emphasis">3 valores</text:span> da avaliação para funcionalidades extra ao vosso plano inicial.</text:p>
      <text:p text:style-name="Text_20_body">Neste ponto as funcionalidades podem ser tecnológicas ou de planeamento.</text:p>
      <text:h text:style-name="Heading_20_2" text:outline-level="2">Requisitos obrigatórios a avaliar</text:h>
      <text:p text:style-name="Text_20_body">Neste projeto existem alguns critérios de avaliação para o desenvolvimento em si.</text:p>
      <text:p text:style-name="Text_20_body">Serão avaliados os seguintes critérios com respetivos pesos (estes pesos são relativos aos 13 valores do código do projeto):</text:p>
      <text:list text:style-name="L3">
        <text:list-item>
          <text:p text:style-name="P5">Implementação de aplicação <text:span text:style-name="T1">backend</text:span> <text:span text:style-name="Strong_20_Emphasis">(5 valores)</text:span> </text:p>
        </text:list-item>
        <text:list-item>
          <text:p text:style-name="P5">Desenho da API REST <text:span text:style-name="Strong_20_Emphasis">(1 valores)</text:span> </text:p>
        </text:list-item>
        <text:list-item>
          <text:p text:style-name="P5">Desenho e implementação de base de dados <text:span text:style-name="Strong_20_Emphasis">(2 valores)</text:span> </text:p>
        </text:list-item>
        <text:list-item>
          <text:p text:style-name="P5">Organização do/dos projetos <text:span text:style-name="Strong_20_Emphasis">(0.5 valores)</text:span> </text:p>
        </text:list-item>
        <text:list-item>
          <text:p text:style-name="P5">Escolha correta de tecnologias a utilizar <text:span text:style-name="Strong_20_Emphasis">(0.5 valores)</text:span> </text:p>
        </text:list-item>
        <text:list-item>
          <text:p text:style-name="P6">Requisitos individuais de cada aluno ou os requisitos descritos a baixo neste documento <text:span text:style-name="Strong_20_Emphasis">(4 valor)</text:span> </text:p>
        </text:list-item>
      </text:list>
      <text:p text:style-name="Text_20_body">Nos dois primeiros pontos acima descritos, considera-se as funcionalidades primárias para que o projeto descrito no capítulo seguinte funcione corretamente.</text:p>
      <text:h text:style-name="Heading_20_2" text:outline-level="2">Enunciado</text:h>
      <text:p text:style-name="Text_20_body">O Sr. Zacarias tem uma clínica e pretende informatizar todos os processos.</text:p>
      <text:p text:style-name="Text_20_body">Um dos problemas do Sr. Zacarias é gerir as os médicos, pacientes e as suas consultas.</text:p>
      <text:p text:style-name="Text_20_body">Na clínica trabalham vários médicos, de várias especialidades diferentes. </text:p>
      <text:p text:style-name="Text_20_body">Cada médico é identificado internamente por um número de empregado, a clínica pretende armazenar de forma digital todos os dados dos médicos que lá trabalham.</text:p>
      <text:p text:style-name="Text_20_body">A clínica tem consultas de várias especialidades.</text:p>
      <text:p text:style-name="Text_20_body">Como é usual, os médicos dão consultas a pacientes. O Sr. Zacarias também quer armazenar de forma digital todos os dados dos seus pacientes.</text:p>
      <text:p text:style-name="Text_20_body">O Sr. Zacarias, quer também armazenar digitalmente todos os dados das consultas.</text:p>
      <text:p text:style-name="Text_20_body"><text:soft-page-break/>A cada consulta está associado um médico e um paciente. </text:p>
      <text:p text:style-name="Text_20_body">Actualmente as consultas são numeradas para cada um dos médicos, ou seja para cada médico há uma consulta 1, uma consulta 2, etc.</text:p>
      <text:p text:style-name="Text_20_body">Para a clínica é importante manter este sistema de identificação das consultas, por forma a poderem ser introduzidos dados relativos ao tempo em que a clínica ainda não estava informatizada.</text:p>
      <text:p text:style-name="Text_20_body">Da consulta pretende armazenar-se a data em que ocorreu, bem como os vários fármacos que foram receitados pelo médico na consulta.</text:p>
      <text:p text:style-name="Text_20_body">Não esquecer que a aplicações mediante o contexto podem ter de ser protegidas.</text:p>
      <text:h text:style-name="Heading_20_3" text:outline-level="3">Algumas funcionalidades</text:h>
      <text:p text:style-name="Text_20_body">Deve ser possível o paciente marcar uma consulta de forma autónoma.</text:p>
      <text:p text:style-name="Text_20_body">Deve ser possível o paciente consultar a sua agenda de consultas (passadas e futuras)</text:p>
      <text:p text:style-name="Text_20_body">Deve ser possível o médico consultar a ficha do paciente com todo o histórico</text:p>
      <text:p text:style-name="Text_20_body">Deve ser possível o médico consultar a sua agenda.</text:p>
      <text:p text:style-name="Text_20_body">Uma consulta só pode ser marcada para uma data no futuro, desde que a data esteja livre para o médico escolhido</text:p>
      <text:p text:style-name="Text_20_body">O médico deve ter acesso a uma lista de fármacos que pode receitar.</text:p>
      <text:p text:style-name="Text_20_body">O administrativo pode registar novos médicos na plataforma.</text:p>
      <text:p text:style-name="Text_20_body">O administrativo pode registar novos pacientes na plataforma, embora os pacientes também se possam registar de forma autónoma para fazer marcações.</text:p>
      <text:p text:style-name="Text_20_body">O administrativo pode registar novas consultas para um paciente.</text:p>
      <text:p text:style-name="Text_20_body">O paciente pode registar consultas para si mesmo.</text:p>
      <text:h text:style-name="Heading_20_2" text:outline-level="2">Avaliação</text:h>
      <text:p text:style-name="Text_20_body">A data-limite de entrega deste projeto é no dia 25 de Janeiro até ás 23:59</text:p>
      <text:h text:style-name="Heading_20_2" text:outline-level="2">Critérios de Avaliação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Heading">Critérios</text:p>
          </table:table-cell>
          <table:table-cell table:style-name="Tabela1.A1" office:value-type="string">
            <text:p text:style-name="Table_20_Heading">%</text:p>
          </table:table-cell>
          <table:table-cell table:style-name="Tabela1.A1" office:value-type="string">
            <text:p text:style-name="Table_20_Heading">Fundamentação</text:p>
          </table:table-cell>
        </table:table-row>
        <table:table-row>
          <table:table-cell table:style-name="Tabela1.A1" office:value-type="string">
            <text:p text:style-name="Table_20_Contents">Qualidade algorítmica</text:p>
          </table:table-cell>
          <table:table-cell table:style-name="Tabela1.A1" office:value-type="string">
            <text:p text:style-name="Table_20_Contents">15%</text:p>
          </table:table-cell>
          <table:table-cell table:style-name="Tabela1.A1" office:value-type="string">
            <text:p text:style-name="Table_20_Contents">A estratégia de resolução dos problemas propostos no briefing é simples e eficiente. Consegue alcançar os objetivos propostos.</text:p>
          </table:table-cell>
        </table:table-row>
        <table:table-row>
          <table:table-cell table:style-name="Tabela1.A1" office:value-type="string">
            <text:p text:style-name="Table_20_Contents">Patterns &amp; Praticles</text:p>
          </table:table-cell>
          <table:table-cell table:style-name="Tabela1.A1" office:value-type="string">
            <text:p text:style-name="Table_20_Contents">10%</text:p>
          </table:table-cell>
          <table:table-cell table:style-name="Tabela1.A1" office:value-type="string">
            <text:p text:style-name="Table_20_Contents">No uso de frameworks e bibliotecas são respeitados os padrões de desenvolvimento mais adequados.</text:p>
          </table:table-cell>
        </table:table-row>
        <table:table-row>
          <table:table-cell table:style-name="Tabela1.A1" office:value-type="string">
            <text:p text:style-name="Table_20_Contents">Clean Code</text:p>
          </table:table-cell>
          <table:table-cell table:style-name="Tabela1.A1" office:value-type="string">
            <text:p text:style-name="Table_20_Contents">20%</text:p>
          </table:table-cell>
          <table:table-cell table:style-name="Tabela1.A1" office:value-type="string">
            <text:p text:style-name="Table_20_Contents">Qualidade do código entregue, forma como se encontra estruturado, nomenculaturas utilizadas. Uniformidade existente nos nomes atribuídos a variáveis, funções classes e estilos.</text:p>
          </table:table-cell>
        </table:table-row>
        <table:table-row>
          <table:table-cell table:style-name="Tabela1.A1" office:value-type="string">
            <text:p text:style-name="Table_20_Contents">Integrações e Frameworks</text:p>
          </table:table-cell>
          <table:table-cell table:style-name="Tabela1.A1" office:value-type="string">
            <text:p text:style-name="Table_20_Contents">30%</text:p>
          </table:table-cell>
          <table:table-cell table:style-name="Tabela1.A1" office:value-type="string">
            <text:p text:style-name="Table_20_Contents">Nas integrações com código de terceiros nomeadamente WebAPIS, são garantidas as boas práticas apreendidas em aula, é efetuado o uso correto das técnicas de assincronismo leccionadas.</text:p>
          </table:table-cell>
        </table:table-row>
        <text:soft-page-break/>
        <table:table-row>
          <table:table-cell table:style-name="Tabela1.A1" office:value-type="string">
            <text:p text:style-name="Table_20_Contents">Ausência de bugs funcionais</text:p>
          </table:table-cell>
          <table:table-cell table:style-name="Tabela1.A1" office:value-type="string">
            <text:p text:style-name="Table_20_Contents">20%</text:p>
          </table:table-cell>
          <table:table-cell table:style-name="Tabela1.A1" office:value-type="string">
            <text:p text:style-name="Table_20_Contents">O código entregue dá resposta ao problema do enunciado sem bugs funcionais</text:p>
          </table:table-cell>
        </table:table-row>
        <table:table-row>
          <table:table-cell table:style-name="Tabela1.A1" office:value-type="string">
            <text:p text:style-name="Table_20_Contents">Memória Descritiva</text:p>
          </table:table-cell>
          <table:table-cell table:style-name="Tabela1.A1" office:value-type="string">
            <text:p text:style-name="Table_20_Contents">5%</text:p>
          </table:table-cell>
          <table:table-cell table:style-name="Tabela1.A1" office:value-type="string">
            <text:p text:style-name="Table_20_Contents">Descrição do produto; para quem é e o que faz? Quais as opções técnicas? Quais as ferramentas? E aspetos a desenvolver no futuro.</text:p>
          </table:table-cell>
        </table:table-row>
      </table:table>
      <text:h text:style-name="Heading_20_2" text:outline-level="2">Entrega</text:h>
      <text:p text:style-name="Text_20_body">A entrega deverá ser feita por e-mail até a data limite de entrega do projeto.</text:p>
      <text:p text:style-name="Text_20_body">O e-mail para envio do projeto é <text:a xlink:type="simple" xlink:href="mailto:jfcpcosta@gmail.com" text:style-name="Internet_20_link" text:visited-style-name="Visited_20_Internet_20_Link">jfcpcosta@gmail.com</text:a>.</text:p>
      <text:p text:style-name="Text_20_body">O nome do documento deverá ser:</text:p>
      <text:p text:style-name="Text_20_body"><text:span text:style-name="Source_20_Text">flag-manhas-2024-[nome do aluno].pdf</text:span> </text:p>
      <text:p text:style-name="Text_20_body">Podem enviar os links dos repositórios no corpo do email ou idealmente inclui-los no documento de entrega.</text:p>
      <text:h text:style-name="Heading_20_2" text:outline-level="2">Conclusão</text:h>
      <text:p text:style-name="Text_20_body">Espero que este projeto seja motivador para todos vocês. Lembrem-se que é a altura certa para porem o vosso conhecimento à prova e para aprenderem bastante.</text:p>
      <text:p text:style-name="Text_20_body">Como sabem estou ao vosso dispor para qualquer coisa que necessitem.</text:p>
      <text:p text:style-name="Text_20_body">Bom trabalho 😀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18:45:29.900000000</meta:creation-date>
    <meta:editing-duration>PT1H17M13S</meta:editing-duration>
    <meta:editing-cycles>2</meta:editing-cycles>
    <meta:generator>LibreOffice/24.8.4.2$Windows_X86_64 LibreOffice_project/bb3cfa12c7b1bf994ecc5649a80400d06cd71002</meta:generator>
    <dc:date>2025-01-07T20:11:55.704000000</dc:date>
    <meta:document-statistic meta:table-count="1" meta:image-count="0" meta:object-count="0" meta:page-count="4" meta:paragraph-count="104" meta:word-count="1060" meta:character-count="6713" meta:non-whitespace-character-count="5754"/>
  </office:meta>
</office:document-meta>
</file>